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1200000112E0BADC84.png" manifest:media-type=""/>
  <manifest:file-entry manifest:full-path="Pictures/100DA2E80000522400007420459BCDC1.svg" manifest:media-type=""/>
  <manifest:file-entry manifest:full-path="Pictures/10035BBD00001C5500001C550534D8F1.svg" manifest:media-type=""/>
  <manifest:file-entry manifest:full-path="Pictures/1000020100000253000003493390AD43.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objectwithoutfill">
      <style:graphic-properties draw:marker-start="Arrow" draw:marker-end="Arrow" draw:marker-end-width="0.3cm" draw:fill="none" draw:textarea-vertical-align="middle"/>
    </style:style>
    <style:style style:name="gr2" style:family="graphic" style:parent-style-name="standard">
      <style:graphic-properties draw:fill="solid" draw:fill-color="#aecf00" draw:textarea-horizontal-align="justify" draw:textarea-vertical-align="middle" draw:auto-grow-height="false"/>
    </style:style>
    <style:style style:name="gr3" style:family="graphic" style:parent-style-name="standard">
      <style:graphic-properties draw:fill="solid" draw:fill-color="#579d1c" draw:textarea-horizontal-align="justify" draw:textarea-vertical-align="middle" draw:auto-grow-height="false"/>
    </style:style>
    <style:style style:name="gr4" style:family="graphic" style:parent-style-name="objectwithoutfill">
      <style:graphic-properties draw:marker-start="Arrow" draw:fill="none"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standard">
      <style:graphic-properties draw:stroke="none" svg:stroke-color="#000000" draw:fill="none" draw:fill-color="#ffffff" fo:min-height="2.54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text-properties fo:color="#ffffff" style:font-name="DejaVu Serif"/>
    </style:style>
    <style:style style:name="T1" style:family="text">
      <style:text-properties fo:color="#ffffff" style:font-name="DejaVu Seri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207cm" svg:y1="1.697cm" svg:x2="16.399cm" svg:y2="1.697cm">
          <text:p/>
        </draw:line>
        <draw:custom-shape draw:style-name="gr2" draw:text-style-name="P1" draw:layer="layout" svg:width="9.017cm" svg:height="1.27cm" svg:x="5.85cm" svg:y="2.713cm">
          <text:p/>
          <draw:enhanced-geometry svg:viewBox="0 0 21600 21600" draw:type="rectangle" draw:enhanced-path="M 0 0 L 21600 0 21600 21600 0 21600 0 0 Z N"/>
        </draw:custom-shape>
        <draw:custom-shape draw:style-name="gr3" draw:text-style-name="P1" draw:layer="layout" svg:width="1.27cm" svg:height="1.27cm" svg:x="5.215cm" svg:y="2.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27cm" svg:height="1.27cm" svg:x="14.232cm" svg:y="2.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4.207cm" svg:y1="3.348cm" svg:x2="6.485cm" svg:y2="3.348cm">
          <text:p/>
        </draw:line>
        <draw:line draw:style-name="gr5" draw:text-style-name="P1" draw:layer="layout" svg:x1="14.232cm" svg:y1="3.348cm" svg:x2="16.399cm" svg:y2="3.348cm">
          <text:p/>
        </draw:line>
        <draw:custom-shape draw:style-name="gr6" draw:text-style-name="P1" draw:layer="layout" svg:width="6.35cm" svg:height="4.953cm" svg:x="7.509cm" svg:y="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2" draw:layer="layout" svg:width="3.937cm" svg:height="2.79cm" svg:x="8.652cm" svg:y="1.57cm">
          <draw:text-box>
            <text:p text:style-name="P1"><text:span text:style-name="T1">ISP</text:span></text:p>
            <text:p text:style-name="P1"><text:span text:style-name="T1">Network</text:span></text:p>
          </draw:text-box>
        </draw:frame>
        <draw:frame draw:style-name="gr8" draw:text-style-name="P1" draw:layer="layout" svg:width="4.132cm" svg:height="5.842cm" svg:x="16.458cm" svg:y="0.046cm">
          <draw:image xlink:href="Pictures/1000020100000253000003493390AD43.png" xlink:type="simple" xlink:show="embed" xlink:actuate="onLoad"/>
          <draw:image xlink:href="Pictures/100DA2E80000522400007420459BCDC1.svg" xlink:type="simple" xlink:show="embed" xlink:actuate="onLoad">
            <text:p/>
          </draw:image>
        </draw:frame>
        <draw:frame draw:style-name="gr8" draw:text-style-name="P1" draw:layer="layout" svg:width="3.587cm" svg:height="3.587cm" svg:x="0.588cm" svg:y="1cm">
          <draw:image xlink:href="Pictures/100002010000011200000112E0BADC84.png" xlink:type="simple" xlink:show="embed" xlink:actuate="onLoad"/>
          <draw:image xlink:href="Pictures/10035BBD00001C5500001C550534D8F1.sv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5.58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bbas Razaghpanah</meta:initial-creator>
    <meta:creation-date>2013-12-29T18:19:08.003868785</meta:creation-date>
    <dc:date>2013-12-29T20:10:09.993295361</dc:date>
    <dc:creator>Abbas Razaghpanah</dc:creator>
    <meta:editing-duration>P0D</meta:editing-duration>
    <meta:editing-cycles>2</meta:editing-cycles>
    <meta:generator>LibreOffice/4.1.3.2$Linux_X86_64 LibreOffice_project/410m0$Build-2</meta:generator>
    <meta:document-statistic meta:object-count="10"/>
  </office:meta>
</office:document-meta>
</file>